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08e2a2" officeooo:paragraph-rsid="0008e2a2" style:font-size-asian="15pt" style:font-style-asian="italic" style:font-weight-asian="bold" style:font-size-complex="15pt" style:font-style-complex="italic" style:font-weight-complex="bold"/>
    </style:style>
    <style:style style:name="P2"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08e2a2" officeooo:paragraph-rsid="0008e2a2" style:font-size-asian="15pt" style:font-style-asian="normal" style:font-weight-asian="normal" style:font-size-complex="15pt" style:font-style-complex="normal" style:font-weight-complex="normal"/>
    </style:style>
    <style:style style:name="P3"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0a99a8" officeooo:paragraph-rsid="000a99a8" style:font-size-asian="13.1000003814697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0ac2b7" officeooo:paragraph-rsid="000ac2b7"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100cb9" officeooo:paragraph-rsid="00100cb9"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1be9ba" officeooo:paragraph-rsid="001be9ba"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1d4a5f" officeooo:paragraph-rsid="001d4a5f"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08e2a2" officeooo:paragraph-rsid="0008e2a2"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0a99a8" officeooo:paragraph-rsid="000a99a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0ac2b7" officeooo:paragraph-rsid="000ac2b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b835c" officeooo:paragraph-rsid="000b835c"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0b835c" officeooo:paragraph-rsid="000efe1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0dda29" officeooo:paragraph-rsid="000dda2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0dda29" officeooo:paragraph-rsid="000efe1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00cb9" officeooo:paragraph-rsid="00100cb9"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3f747" officeooo:paragraph-rsid="0013f74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4fe0a" officeooo:paragraph-rsid="0014fe0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6ad6b" officeooo:paragraph-rsid="0016ad6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be9ba" officeooo:paragraph-rsid="001be9b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d4a5f" officeooo:paragraph-rsid="001d4a5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d58ca" officeooo:paragraph-rsid="001d58ca" style:font-size-asian="10.5pt" style:font-style-asian="normal" style:font-weight-asian="normal" style:font-size-complex="12pt" style:font-style-complex="normal" style:font-weight-complex="normal"/>
    </style:style>
    <style:style style:name="T1" style:family="text">
      <style:text-properties officeooo:rsid="000ab77a"/>
    </style:style>
    <style:style style:name="T2" style:family="text">
      <style:text-properties officeooo:rsid="000b835c"/>
    </style:style>
    <style:style style:name="T3" style:family="text">
      <style:text-properties officeooo:rsid="000c1472"/>
    </style:style>
    <style:style style:name="T4" style:family="text">
      <style:text-properties officeooo:rsid="000dda29"/>
    </style:style>
    <style:style style:name="T5" style:family="text">
      <style:text-properties officeooo:rsid="000df57c"/>
    </style:style>
    <style:style style:name="T6" style:family="text">
      <style:text-properties officeooo:rsid="0010d58d"/>
    </style:style>
    <style:style style:name="T7" style:family="text">
      <style:text-properties officeooo:rsid="00121906"/>
    </style:style>
    <style:style style:name="T8" style:family="text">
      <style:text-properties officeooo:rsid="0016ad6b"/>
    </style:style>
    <style:style style:name="T9" style:family="text">
      <style:text-properties officeooo:rsid="001e78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ganknollen</text:p>
      <text:p text:style-name="P1"/>
      <text:p text:style-name="P2">Was ist eine Manganknollen</text:p>
      <text:p text:style-name="P8"/>
      <text:p text:style-name="P8">- knollenartig</text:p>
      <text:p text:style-name="P8">- Enthaltung 27% Mangan; Eisen 15%; Nickel, Kupfer, Zink... 1%</text:p>
      <text:p text:style-name="P9">- 4000 – 6000 Meerestiefe auffindbar (Meeresboden)</text:p>
      <text:p text:style-name="P9"/>
      <text:p text:style-name="P9"/>
      <text:p text:style-name="P3">Bildung von Manganknollen</text:p>
      <text:p text:style-name="P3"/>
      <text:p text:style-name="P9">- extrem langsames Wachstum (5mm alle 1 mio. Jahre)</text:p>
      <text:p text:style-name="P9">- 15% Mangan → Kalkschalen Kleinstlebewesen</text:p>
      <text:p text:style-name="P9">- Andere Teil aus Sediment</text:p>
      <text:p text:style-name="P9">- innere Struktur vergleichbar mit Zwiebel → Schalenförmig<text:span text:style-name="T1">er Kern → Bestehen aus versch. Mineralien</text:span></text:p>
      <text:p text:style-name="P9"/>
      <text:p text:style-name="P9"/>
      <text:p text:style-name="P9"/>
      <text:p text:style-name="P4">Abbau von Manganknollen</text:p>
      <text:p text:style-name="P4"/>
      <text:p text:style-name="P10">- <text:span text:style-name="T2">3 verschiedene Systeme </text:span></text:p>
      <text:p text:style-name="P11">- Eimerkettensystem:</text:p>
      <text:p text:style-name="P11"><text:tab/>- 2 Schiffe mit Kette verbunden → Endloskette hievt Erzknollen nach oben</text:p>
      <text:p text:style-name="P11"><text:tab/>- 300m Schürfbreite</text:p>
      <text:p text:style-name="P11"><text:tab/>- relativ große Trübewolke (aufgewirbeltes Sediment)</text:p>
      <text:p text:style-name="P11"><text:tab/></text:p>
      <text:p text:style-name="P11">- Förder- und Transportschiff:</text:p>
      <text:p text:style-name="P11"><text:tab/>- Förder- + Transportschiff, Pumpe, Förderstrang, Kollektor<text:tab/></text:p>
      <text:p text:style-name="P11"><text:tab/>- Kollektor sammelt Knollen ein</text:p>
      <text:p text:style-name="P11"><text:tab/>- <text:span text:style-name="T3">Knollen gelangen über Förderstrang nach oben → Förderschiff</text:span></text:p>
      <text:p text:style-name="P11"><text:tab/><text:span text:style-name="T4">- Transportschiff transportiert ab</text:span></text:p>
      <text:p text:style-name="P12"><text:span text:style-name="T4"><text:tab/>- Entstehung von Trübewolken </text:span>(aufgewirbeltes Sediment) <text:span text:style-name="T4">bei Kollektor + Pumpe</text:span></text:p>
      <text:p text:style-name="P11"/>
      <text:p text:style-name="P13">- Sanften Sammler:</text:p>
      <text:p text:style-name="P13"><text:tab/>- Schwebender Sammler, Förderstrang + Kabelverbindungen zum Schiff</text:p>
      <text:p text:style-name="P13"><text:tab/>- Kollektor „saugt“ Knollen über Pumpe an</text:p>
      <text:p text:style-name="P13"><text:tab/>- Förderstrang zum Förderschiff → Transportschiff transportiert ab</text:p>
      <text:p text:style-name="P14"><text:span text:style-name="T5"><text:tab/>- kleine Trübewolke (aufgewirbeltes Sediment)</text:span></text:p>
      <text:p text:style-name="P13"/>
      <text:p text:style-name="P13"/>
      <text:p text:style-name="P13"/>
      <text:p text:style-name="P13"/>
      <text:p text:style-name="P13"/>
      <text:p text:style-name="P13"/>
      <text:p text:style-name="P13"/>
      <text:p text:style-name="P13"/>
      <text:p text:style-name="P13"/>
      <text:p text:style-name="P13"/>
      <text:p text:style-name="P5"><text:soft-page-break/>Gefahren und Risiken beim Abbau</text:p>
      <text:p text:style-name="P5"/>
      <text:p text:style-name="P16">- erheblicher Eingriff in Meeresraum</text:p>
      <text:p text:style-name="P15">- nicht Ansiedelung der ursprünglichen Lebensgemeinschaft <text:span text:style-name="T7">durch Trübewolken</text:span></text:p>
      <text:p text:style-name="P15">- Erholung der Flächen → Ausdehnung der Abbauflächen</text:p>
      <text:p text:style-name="P15">- <text:span text:style-name="T6">Test experimentelle Störung → nach 7 Jahren fast gleiche Lebensgemeinschaft angesiedelt</text:span></text:p>
      <text:p text:style-name="P17">- möglichst geringer Druck des Kollektors → Schonung der Umwelt (Trübewolke)</text:p>
      <text:p text:style-name="P17">- <text:span text:style-name="T8">geringere Eindringtiefe des Kollektors → Schonnung der Umwelt</text:span></text:p>
      <text:p text:style-name="P18">- Ummantelung des Kollektors → Reduzierung von Trübewolken</text:p>
      <text:p text:style-name="P18"/>
      <text:p text:style-name="P18"/>
      <text:p text:style-name="P7">Wirtschaftlich Lohnenswert</text:p>
      <text:p text:style-name="P6"/>
      <text:p text:style-name="P19">- 24,35 Euro/t Förderkosten + 9,50 Euro/t Transportkosten = 35,85 Euro/t Manganknollen</text:p>
      <text:p text:style-name="P20">- 56 Mio. Euro für Förder- + Transportschiff <text:s/>auf 20 Jahre → 2,3 Mio. t Manganknollen</text:p>
      <text:p text:style-name="P20"/>
      <text:p text:style-name="P20"/>
      <text:p text:style-name="P21">→ Hohe „Startkosten“, wenn aber allerdings die Lagerstätten auf dem Land immer mehr versiegen, dann wäre es eine Alternative. Es muss aber zuerst noch genauer nach den Umweltschäden, die dadurch versucht werden geforscht werden. <text:span text:style-name="T9">Jedoch sehe ich in der Zukunft dies als eine neue Quelle an, um Ressourcen zu fördern.</text:span></text:p>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3T08:12:26.030000000</meta:creation-date>
    <dc:date>2017-12-23T10:06:46.568000000</dc:date>
    <meta:editing-duration>PT1H44M</meta:editing-duration>
    <meta:editing-cycles>21</meta:editing-cycles>
    <meta:generator>LibreOffice/5.3.7.2$Windows_X86_64 LibreOffice_project/6b8ed514a9f8b44d37a1b96673cbbdd077e24059</meta:generator>
    <meta:document-statistic meta:table-count="0" meta:image-count="0" meta:object-count="0" meta:page-count="2" meta:paragraph-count="40" meta:word-count="306" meta:character-count="2153" meta:non-whitespace-character-count="1869"/>
  </office:meta>
</office:document-meta>
</file>